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Tabelle1" style:family="table">
      <style:table-properties style:width="6.2917in" fo:margin-left="-0.075in" fo:margin-top="0in" fo:margin-bottom="0in" table:align="left" style:writing-mode="lr-tb"/>
    </style:style>
    <style:style style:name="Tabelle1.A" style:family="table-column">
      <style:table-column-properties style:column-width="3.1458in"/>
    </style:style>
    <style:style style:name="Tabelle1.1" style:family="table-row">
      <style:table-row-properties fo:keep-together="auto"/>
    </style:style>
    <style:style style:name="Tabelle1.A1" style:family="table-cell">
      <style:table-cell-properties fo:background-color="#ffffff" fo:padding-left="0.0715in" fo:padding-right="0.075in" fo:padding-top="0in" fo:padding-bottom="0in" fo:border="0.5pt solid #00000a">
        <style:background-image/>
      </style:table-cell-properties>
    </style:style>
    <style:style style:name="Tabelle1.A2" style:family="table-cell">
      <style:table-cell-properties fo:background-color="#ffffff" fo:padding-left="0.071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elle1.8" style:family="table-row">
      <style:table-row-properties style:min-row-height="0.8236in" fo:keep-together="auto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margin-top="0in" fo:margin-bottom="0in" style:contextual-spacing="false"/>
    </style:style>
    <style:style style:name="P3" style:family="paragraph" style:parent-style-name="Standard">
      <style:paragraph-properties fo:margin-top="0in" fo:margin-bottom="0in" style:contextual-spacing="false"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margin-top="0in" fo:margin-bottom="0.111in" style:contextual-spacing="false" fo:line-height="108%" fo:text-align="start" style:justify-single-word="false" fo:orphans="2" fo:widows="2" fo:hyphenation-ladder-count="no-limit"/>
      <style:text-properties fo:hyphenate="false" fo:hyphenation-remain-char-count="2" fo:hyphenation-push-char-count="2"/>
    </style:style>
    <style:style style:name="P5" style:family="paragraph" style:parent-style-name="Standard">
      <style:paragraph-properties fo:margin-top="0in" fo:margin-bottom="0.1098in" style:contextual-spacing="false" fo:line-height="108%"/>
      <style:text-properties officeooo:paragraph-rsid="001a7182"/>
    </style:style>
    <style:style style:name="P6" style:family="paragraph" style:parent-style-name="Standard" style:master-page-name="Standard">
      <style:paragraph-properties fo:margin-top="0in" fo:margin-bottom="0.1098in" style:contextual-spacing="false" fo:line-height="108%" style:page-number="auto"/>
      <style:text-properties fo:font-weight="bold" style:font-weight-asian="bold" style:font-weight-complex="bold"/>
    </style:style>
    <style:style style:name="P7" style:family="paragraph" style:parent-style-name="Standard" style:list-style-name="WWNum1">
      <style:paragraph-properties fo:margin-top="0in" fo:margin-bottom="0.1098in" style:contextual-spacing="false" fo:line-height="108%"/>
    </style:style>
    <style:style style:name="P8" style:family="paragraph" style:parent-style-name="Standard" style:list-style-name="WWNum1">
      <style:paragraph-properties fo:margin-top="0in" fo:margin-bottom="0.1098in" style:contextual-spacing="false" fo:line-height="108%"/>
      <style:text-properties officeooo:paragraph-rsid="001a7182"/>
    </style:style>
    <style:style style:name="P9" style:family="paragraph" style:parent-style-name="Standard" style:list-style-name="WWNum1">
      <style:paragraph-properties fo:margin-top="0in" fo:margin-bottom="0.1098in" style:contextual-spacing="false" fo:line-height="108%"/>
      <style:text-properties officeooo:rsid="001b80b2" officeooo:paragraph-rsid="001b80b2"/>
    </style:style>
    <style:style style:name="P10" style:family="paragraph" style:parent-style-name="Standard" style:list-style-name="WWNum1">
      <style:paragraph-properties fo:margin-top="0in" fo:margin-bottom="0.1098in" style:contextual-spacing="false" fo:line-height="108%"/>
      <style:text-properties fo:font-weight="normal" style:font-weight-asian="normal" style:font-weight-complex="normal"/>
    </style:style>
    <style:style style:name="P11" style:family="paragraph" style:parent-style-name="Standard" style:list-style-name="WWNum1">
      <style:paragraph-properties fo:margin-top="0in" fo:margin-bottom="0.1098in" style:contextual-spacing="false" fo:line-height="108%"/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 style:list-style-name="WWNum1">
      <style:paragraph-properties fo:margin-left="0.9835in" fo:margin-right="0in" fo:margin-top="0in" fo:margin-bottom="0.1098in" style:contextual-spacing="false" fo:line-height="108%" fo:text-indent="-0.25in" style:auto-text-indent="false"/>
      <style:text-properties fo:font-weight="normal" officeooo:rsid="001b80b2" officeooo:paragraph-rsid="001b80b2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f023f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f023f" style:font-style-asian="italic" style:font-weight-asian="normal" style:font-style-complex="italic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f023f" style:font-style-asian="normal" style:font-weight-asian="normal" style:font-style-complex="normal" style:font-weight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officeooo:rsid="001b80b2"/>
    </style:style>
    <style:style style:name="T10" style:family="text">
      <style:text-properties officeooo:rsid="001f02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pieler 1</text:p>
      <text:list xml:id="list5477096733576015599" text:style-name="WWNum1">
        <text:list-item>
          <text:p text:style-name="P7">öffnet die App </text:p>
        </text:list-item>
        <text:list-item>
          <text:p text:style-name="P7">Wählt 'Spiel starten' <text:span text:style-name="T9">(Hat das Administrator-Handy, das später Lautsprecherausgaben macht)</text:span></text:p>
        </text:list-item>
        <text:list-item>
          <text:p text:style-name="P9">Server wird erstellt, QR-Code wird angezeigt und Spiel wird für alle im lokalen WLAN sichtbar</text:p>
          <text:list>
            <text:list-item>
              <text:p text:style-name="P7">wartet, bis alle Spieler beigetreten sind und wählt dann Spiel starten </text:p>
            </text:list-item>
          </text:list>
        </text:list-item>
        <text:list-item>
          <text:p text:style-name="P9">Spiel wird erstellt</text:p>
        </text:list-item>
      </text:list>
      <text:p text:style-name="P5"><text:line-break/><text:line-break/><text:span text:style-name="T1">Spieler 2</text:span></text:p>
      <text:list xml:id="list215154074199100" text:continue-numbering="true" text:style-name="WWNum1">
        <text:list-item>
          <text:p text:style-name="P10">öffnet die App</text:p>
        </text:list-item>
        <text:list-item>
          <text:p text:style-name="P10">Wählt 'Spiel beitreten' <text:span text:style-name="T9">(Button)</text:span></text:p>
        </text:list-item>
        <text:list-item>
          <text:p text:style-name="P12"><text:span text:style-name="T10">sucht </text:span>Spiel aus Liste mit Spielen im lokalen WLAN oder scannt QR-Code</text:p>
        </text:list-item>
        <text:list-item>
          <text:p text:style-name="P8"><text:span text:style-name="T3">Tritt dem</text:span><text:span text:style-name="T2"> Spiel von </text:span><text:span text:style-name="T4">Spieler 1 <text:s/></text:span><text:span text:style-name="T7">bei</text:span></text:p>
        </text:list-item>
      </text:list>
      <text:p text:style-name="P5"><text:span text:style-name="T6"><text:line-break/><text:line-break/></text:span><text:span text:style-name="T8">Alle Spieler</text:span></text:p>
      <text:list xml:id="list215153897733604" text:continue-numbering="true" text:style-name="WWNum1">
        <text:list-item>
          <text:p text:style-name="P11">Spiel startet</text:p>
        </text:list-item>
        <text:list-item>
          <text:p text:style-name="P11">eigene Identität mit Regelerläuterung wird angezeigt</text:p>
        </text:list-item>
        <text:list-item>
          <text:p text:style-name="P11">Spielerübersicht wird angezeigt <text:span text:style-name="T9">('Stuhlkreis')</text:span></text:p>
        </text:list-item>
        <text:list-item>
          <text:p text:style-name="P11">Nachtphase <text:span text:style-name="T9">startet</text:span></text:p>
        </text:list-item>
        <text:list-item>
          <text:p text:style-name="P11">einzelne Rollen werden nacheinander <text:span text:style-name="T9">durch Lautsprecher </text:span>aufgerufen</text:p>
        </text:list-item>
        <text:list-item>
          <text:p text:style-name="P11">Nachtphase <text:span text:style-name="T9">endet nach letzter Rolle</text:span> – Tagphase beginnt</text:p>
        </text:list-item>
        <text:list-item>
          <text:p text:style-name="P11"><text:bookmark text:name="__DdeLink__76_548589489"/>Getötete Spieler werden verkündet und angezeigt (evtl. mit Rolle/Fraktion)</text:p>
        </text:list-item>
        <text:list-item>
          <text:p text:style-name="P11">tägliche Diskussion beginnt</text:p>
        </text:list-item>
        <text:list-item>
          <text:p text:style-name="P11">Abstimmung erfolgt via App</text:p>
        </text:list-item>
        <text:list-item>
          <text:p text:style-name="P11">Getötete Spieler werden verkündet und angezeigt (evtl. mit Rolle/Fraktion)</text:p>
        </text:list-item>
      </text:list>
      <text:p text:style-name="P1"/>
      <table:table table:name="Tabelle1" table:style-name="Tabelle1">
        <table:table-column table:style-name="Tabelle1.A" table:number-columns-repeated="2"/>
        <table:table-row table:style-name="Tabelle1.1">
          <table:table-cell table:style-name="Tabelle1.A1" office:value-type="string">
            <text:p text:style-name="P3">Idee</text:p>
          </table:table-cell>
          <table:table-cell table:style-name="Tabelle1.A1" office:value-type="string">
            <text:p text:style-name="P3">Umsetzungs</text:p>
          </table:table-cell>
        </table:table-row>
        <table:table-row table:style-name="Tabelle1.1">
          <table:table-cell table:style-name="Tabelle1.A2" office:value-type="string">
            <text:p text:style-name="P2">Mit anderen Spielern zusammen spielen </text:p>
            <text:p text:style-name="P2">- einer erstellt das Spiel, andere treten bei (max. Spielerzahl festlegen)</text:p>
          </table:table-cell>
          <table:table-cell table:style-name="Tabelle1.A2" office:value-type="string">
            <text:p text:style-name="P2">Verbindung via WLAN -&gt; Server nötig, ID für eine Spielgruppe</text:p>
          </table:table-cell>
        </table:table-row>
        <table:table-row table:style-name="Tabelle1.1">
          <table:table-cell table:style-name="Tabelle1.A1" office:value-type="string">
            <text:p text:style-name="P2">Einfache Bedienung</text:p>
          </table:table-cell>
          <table:table-cell table:style-name="Tabelle1.A1" office:value-type="string"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2">Regeln</text:p>
            <text:p text:style-name="P2">- anzeigbar in Form von Text für jede Rolle</text:p>
          </table:table-cell>
          <table:table-cell table:style-name="Tabelle1.A1" office:value-type="string"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2">Karten<text:line-break/>- jeder Mitspieler erhält eine Karte<text:line-break/>- Erklärung der eigenen Rolle<text:line-break/>- Anpassen der Rollenverteilung auf Anzahl von Spielern</text:p>
            <text:p text:style-name="P2"/>
          </table:table-cell>
          <table:table-cell table:style-name="Tabelle1.A1" office:value-type="string"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2">Kommunikation<text:line-break/>- Auswahl eines „Opfers“<text:line-break/>- über Verdächtige unbemerkt austauschen <text:line-break/>- Notizen schreiben und für andere zugänglich machen</text:p>
          </table:table-cell>
          <table:table-cell table:style-name="Tabelle1.A1" office:value-type="string"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2">Einstellungen in der App</text:p>
            <text:p text:style-name="P2">- Eigenen Namen festlegen</text:p>
            <text:p text:style-name="P2">- evtl. eigene Karten hinzufügen</text:p>
          </table:table-cell>
          <table:table-cell table:style-name="Tabelle1.A1" office:value-type="string">
            <text:p text:style-name="P2"/>
          </table:table-cell>
        </table:table-row>
        <table:table-row table:style-name="Tabelle1.8">
          <table:table-cell table:style-name="Tabelle1.A2" office:value-type="string">
            <text:p text:style-name="P2">Tagphase</text:p>
            <text:p text:style-name="P2">- Nominierung und Abstimmung über App</text:p>
            <text:p text:style-name="P2">- zeitliche Begrenzung der Phase</text:p>
          </table:table-cell>
          <table:table-cell table:style-name="Tabelle1.A2" office:value-type="string">
            <text:p text:style-name="P2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line-height="108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de" fo:country="D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de" fo:country="DE" style:font-name-asian="Droid Sans Fallback" style:font-family-asian="'Droid Sans Fallback'" style:font-family-generic-asian="system" style:font-pitch-asian="variable" style:font-size-asian="11pt" style:language-asian="en" style:country-asian="US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list-style-name="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margin-top="0in" fo:margin-bottom="0.111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1591in" style:layout-grid-ruby-height="0.0909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15:40:00</meta:creation-date>
    <meta:initial-creator>Alex Koch</meta:initial-creator>
    <dc:language>en-US</dc:language>
    <dc:date>2016-05-04T21:51:52.310219243</dc:date>
    <meta:editing-cycles>7</meta:editing-cycles>
    <meta:editing-duration>PT1M23S</meta:editing-duration>
    <meta:generator>LibreOffice/4.2.8.2$Linux_X86_64 LibreOffice_project/420m0$Build-2</meta:generator>
    <meta:document-statistic meta:table-count="1" meta:image-count="0" meta:object-count="0" meta:page-count="2" meta:paragraph-count="38" meta:word-count="249" meta:character-count="1612" meta:non-whitespace-character-count="1410"/>
    <meta:template xlink:type="simple" xlink:actuate="onRequest" xlink:title="Normal.dotm" xlink:href=""/>
  </office:meta>
</office:document-meta>
</file>